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'Andale Mono', 'Ubuntu Mono', monospace"/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Open Sans" fo:font-size="14pt" fo:letter-spacing="normal" fo:font-style="normal" fo:font-weight="normal"/>
    </style:style>
    <style:style style:name="P3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ff6347" style:font-name="Raleway" fo:letter-spacing="normal" fo:font-style="normal" fo:font-weight="bold"/>
    </style:style>
    <style:style style:name="P4" style:family="paragraph" style:parent-style-name="Heading_20_1">
      <style:text-properties fo:font-variant="normal" fo:text-transform="none" fo:color="#ff6347" style:text-line-through-style="none" style:font-name="Raleway" fo:font-size="15pt" fo:letter-spacing="normal" fo:font-style="normal" style:text-underline-style="none" fo:font-weight="bold" style:text-blinking="false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Open Sans" fo:font-size="14pt" fo:letter-spacing="normal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color="#566270" style:text-line-through-style="none" style:font-name="sans-serif" fo:font-size="15pt" style:text-underline-style="none" style:text-blinking="false"/>
    </style:style>
    <style:style style:name="T1" style:family="text">
      <style:text-properties fo:font-variant="normal" fo:text-transform="none" fo:color="#406bc0" style:font-name="Open Sans" fo:font-size="14pt" fo:letter-spacing="normal" fo:font-style="normal" fo:font-weight="normal"/>
    </style:style>
    <style:style style:name="T2" style:family="text">
      <style:text-properties fo:font-variant="normal" fo:text-transform="none" fo:color="#444444" style:font-name="Open Sans" fo:font-size="14pt" fo:letter-spacing="normal" fo:font-style="normal" fo:font-weight="normal"/>
    </style:style>
    <style:style style:name="T3" style:family="text">
      <style:text-properties fo:font-variant="normal" fo:text-transform="none" fo:color="#222222" style:font-name="Open Sans" fo:font-size="14pt" fo:letter-spacing="normal" fo:font-style="normal" fo:font-weight="normal"/>
    </style:style>
  </office:automatic-styles>
  <office:body>
    <office:text>
      <office:forms form:automatic-focus="false" form:apply-design-mode="false">
        <form:form form:name="unnamed0" form:apply-filter="true" form:method="post" form:control-implementation="ooo:com.sun.star.form.component.Form" office:target-frame="" xlink:href="https://kursjs.pl/search.php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o to jest javascript?</text:h>
      <text:p text:style-name="P2"><text:tab/>JavaScript jest językiem skryptowym, który w dzisiejszych czasach znalazł sobie 2 miejsca.</text:p>
      <text:p text:style-name="P2"><text:tab/>Z jednej strony występuje w przeglądarkach - czyli na naszych stronach. Stosuje się go do poprawy interaktywności, oskryptowania różnych efektów, wyliczeń, dynamicznych wczytywać danych itp.</text:p>
      <text:p text:style-name="P1"><text:span text:style-name="T2"><text:tab/>Ale to nie wszystko, bo język ten używany jest też po stronie serwerów - na platformie </text:span><text:a xlink:type="simple" xlink:href="https://nodejs.org/en/" text:style-name="Internet_20_link" text:visited-style-name="Visited_20_Internet_20_Link"><text:span text:style-name="T1">Node</text:span></text:a><text:span text:style-name="T2">.<text:line-break/></text:span></text:p>
      <text:p text:style-name="P1"><text:span text:style-name="T2"><text:tab/>Co to jest ten Node? To środowisko powiedzmy, że takie jak PHP czy Ruby, ale oparte o język Javascript.<text:line-break/><text:tab/>Zaletą przeniesienia JavaScript na serwery jest dość duże podobieństwo do wersji stosowanej w przeglądarkach.<text:line-break/><text:tab/>Dzięki temu osoby piszące skrypty dla stron dość szybko mogą się odnaleźć w pisaniu skryptów dla serwerów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'Andale Mono', 'Ubuntu Mono', monospace"/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5T22:48:23.92</meta:creation-date>
    <meta:generator>OpenOffice/4.1.6$Win32 OpenOffice.org_project/416m1$Build-9790</meta:generator>
    <dc:date>2019-09-15T23:36:23.17</dc:date>
    <meta:editing-duration>PT17M5S</meta:editing-duration>
    <meta:editing-cycles>15</meta:editing-cycles>
    <meta:document-statistic meta:table-count="0" meta:image-count="0" meta:object-count="0" meta:page-count="1" meta:paragraph-count="5" meta:word-count="108" meta:character-count="721"/>
  </office:meta>
</office:document-meta>
</file>